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65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1.466cm"/>
    </style:style>
    <style:style style:name="co9" style:family="table-column">
      <style:table-column-properties fo:break-before="auto" style:column-width="2.094cm"/>
    </style:style>
    <style:style style:name="co10" style:family="table-column">
      <style:table-column-properties fo:break-before="auto" style:column-width="2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A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A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A.D1">
          <table:error-message table:message-type="stop" table:display="true"/>
        </table:content-validation>
      </table:content-validations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8" table:default-cell-style-name="ce5"/>
        <table:table-column table:style-name="co8" table:default-cell-style-name="ce6"/>
        <table:table-column table:style-name="co8" table:default-cell-style-name="ce7"/>
        <table:table-column table:style-name="co8" table:default-cell-style-name="ce8"/>
        <table:table-column table:style-name="co9" table:default-cell-style-name="ce10"/>
        <table:table-column table:style-name="co10" table:default-cell-style-name="ce11"/>
        <table:table-column table:style-name="co3" table:number-columns-repeated="999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office:value-type="string" calcext:value-type="string">
            <office:annotation draw:style-name="gr1" draw:text-style-name="P1" svg:width="2.899cm" svg:height="1.781cm" svg:x="13.933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7.584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19.251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9">
            <office:annotation draw:style-name="gr1" draw:text-style-name="P1" svg:width="2.899cm" svg:height="0.991cm" svg:x="30.691cm" svg:y="0.451cm" draw:caption-point-x="-0.61cm" draw:caption-point-y="0.01cm">
              <dc:date>2016-07-30T00:00:00</dc:date>
              <text:p text:style-name="P1"><text:span text:style-name="T1">Total de bjetos econtrados</text:span></text:p>
            </office:annotation>
          </table:table-cell>
          <table:table-cell table:style-name="ce1">
            <office:annotation draw:style-name="gr1" draw:text-style-name="P1" svg:width="2.899cm" svg:height="1.781cm" svg:x="33.037cm" svg:y="0cm" draw:caption-point-x="-0.61cm" draw:caption-point-y="0.461cm">
              <dc:date>2016-07-30T00:00:00</dc:date>
              <text:p text:style-name="P1"><text:span text:style-name="T1">Objetos encontrados com precição. Todos os 15</text:span></text:p>
            </office:annotation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3]*100)/[.F3]" office:value-type="string" office:string-value="" calcext:value-type="error">
            <text:p>#DIV/0!</text:p>
          </table:table-cell>
          <table:table-cell table:number-columns-repeated="5"/>
          <table:table-cell table:formula="of:=SUM(IF([.I3];1;0);IF([.J3];1;0);IF([.K3];1;0);IF([.L3];1;0);IF([.M3];1;0))" office:value-type="float" office:value="0" calcext:value-type="float">
            <text:p>0</text:p>
          </table:table-cell>
          <table:table-cell table:style-name="ce10" table:formula="of:=SUM(IF([.J3]=15;1;0);IF([.K3]=15;1;0);IF([.L3]=15;1;0);IF([.M3]=15;1;0);IF([.I3]=15;1;0))" office:value-type="float" office:value="0" calcext:value-type="float">
            <text:p>0</text:p>
          </table:table-cell>
          <table:table-cell/>
          <table:table-cell table:formula="of:=IF([.O3]=5;[.#REF!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A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4]*100)/[.F4]" office:value-type="string" office:string-value="" calcext:value-type="error">
            <text:p>#DIV/0!</text:p>
          </table:table-cell>
          <table:table-cell table:number-columns-repeated="5"/>
          <table:table-cell table:formula="of:=SUM(IF([.I4];1;0);IF([.J4];1;0);IF([.K4];1;0);IF([.L4];1;0);IF([.M4];1;0))" office:value-type="float" office:value="0" calcext:value-type="float">
            <text:p>0</text:p>
          </table:table-cell>
          <table:table-cell table:style-name="ce10" table:formula="of:=SUM(IF([.J4]=15;1;0);IF([.K4]=15;1;0);IF([.L4]=15;1;0);IF([.M4]=15;1;0);IF([.I4]=15;1;0))" office:value-type="float" office:value="0" calcext:value-type="float">
            <text:p>0</text:p>
          </table:table-cell>
          <table:table-cell/>
          <table:table-cell table:formula="of:=IF([.O4]=5;[.#REF!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5]*100)/[.F5]" office:value-type="string" office:string-value="" calcext:value-type="error">
            <text:p>#DIV/0!</text:p>
          </table:table-cell>
          <table:table-cell table:number-columns-repeated="5"/>
          <table:table-cell table:formula="of:=SUM(IF([.I5];1;0);IF([.J5];1;0);IF([.K5];1;0);IF([.L5];1;0);IF([.M5];1;0))" office:value-type="float" office:value="0" calcext:value-type="float">
            <text:p>0</text:p>
          </table:table-cell>
          <table:table-cell table:style-name="ce10" table:formula="of:=SUM(IF([.J5]=15;1;0);IF([.K5]=15;1;0);IF([.L5]=15;1;0);IF([.M5]=15;1;0);IF([.I5]=15;1;0))" office:value-type="float" office:value="0" calcext:value-type="float">
            <text:p>0</text:p>
          </table:table-cell>
          <table:table-cell table:style-name="Default"/>
          <table:table-cell table:formula="of:=IF([.O5]=5;[.#REF!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6]*100)/[.F6]" office:value-type="string" office:string-value="" calcext:value-type="error">
            <text:p>#DIV/0!</text:p>
          </table:table-cell>
          <table:table-cell table:number-columns-repeated="5"/>
          <table:table-cell table:formula="of:=SUM(IF([.I6];1;0);IF([.J6];1;0);IF([.K6];1;0);IF([.L6];1;0);IF([.M6];1;0))" office:value-type="float" office:value="0" calcext:value-type="float">
            <text:p>0</text:p>
          </table:table-cell>
          <table:table-cell table:style-name="ce10" table:formula="of:=SUM(IF([.J6]=15;1;0);IF([.K6]=15;1;0);IF([.L6]=15;1;0);IF([.M6]=15;1;0);IF([.I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7]*100)/[.F7]" office:value-type="string" office:string-value="" calcext:value-type="error">
            <text:p>#DIV/0!</text:p>
          </table:table-cell>
          <table:table-cell table:number-columns-repeated="5"/>
          <table:table-cell table:formula="of:=SUM(IF([.I7];1;0);IF([.J7];1;0);IF([.K7];1;0);IF([.L7];1;0);IF([.M7];1;0))" office:value-type="float" office:value="0" calcext:value-type="float">
            <text:p>0</text:p>
          </table:table-cell>
          <table:table-cell table:style-name="ce10" table:formula="of:=SUM(IF([.J7]=15;1;0);IF([.K7]=15;1;0);IF([.L7]=15;1;0);IF([.M7]=15;1;0);IF([.I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/>
          <table:table-cell table:style-name="ce2" table:formula="of:=([.G8]*100)/[.F8]" office:value-type="string" office:string-value="" calcext:value-type="error">
            <text:p>#DIV/0!</text:p>
          </table:table-cell>
          <table:table-cell table:number-columns-repeated="5"/>
          <table:table-cell table:formula="of:=SUM(IF([.I8];1;0);IF([.J8];1;0);IF([.K8];1;0);IF([.L8];1;0);IF([.M8];1;0))" office:value-type="float" office:value="0" calcext:value-type="float">
            <text:p>0</text:p>
          </table:table-cell>
          <table:table-cell table:style-name="ce10" table:formula="of:=SUM(IF([.J8]=15;1;0);IF([.K8]=15;1;0);IF([.L8]=15;1;0);IF([.M8]=15;1;0);IF([.I8]=15;1;0))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23"/>
          <table:table-cell table:style-name="ce12" table:number-columns-repeated="974"/>
          <table:table-cell table:style-name="ce1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9]*100)/[.F9]" office:value-type="string" office:string-value="" calcext:value-type="error">
            <text:p>#DIV/0!</text:p>
          </table:table-cell>
          <table:table-cell table:number-columns-repeated="5"/>
          <table:table-cell table:formula="of:=SUM(IF([.I9];1;0);IF([.J9];1;0);IF([.K9];1;0);IF([.L9];1;0);IF([.M9];1;0))" office:value-type="float" office:value="0" calcext:value-type="float">
            <text:p>0</text:p>
          </table:table-cell>
          <table:table-cell table:style-name="ce10" table:formula="of:=SUM(IF([.J9]=15;1;0);IF([.K9]=15;1;0);IF([.L9]=15;1;0);IF([.M9]=15;1;0);IF([.I9]=15;1;0))" office:value-type="float" office:value="0" calcext:value-type="float">
            <text:p>0</text:p>
          </table:table-cell>
          <table:table-cell table:style-name="Default"/>
          <table:table-cell table:formula="of:=IF([.O9]=5;[.#REF!9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0]*100)/[.F10]" office:value-type="string" office:string-value="" calcext:value-type="error">
            <text:p>#DIV/0!</text:p>
          </table:table-cell>
          <table:table-cell table:number-columns-repeated="5"/>
          <table:table-cell table:formula="of:=SUM(IF([.I10];1;0);IF([.J10];1;0);IF([.K10];1;0);IF([.L10];1;0);IF([.M10];1;0))" office:value-type="float" office:value="0" calcext:value-type="float">
            <text:p>0</text:p>
          </table:table-cell>
          <table:table-cell table:style-name="ce10" table:formula="of:=SUM(IF([.J10]=15;1;0);IF([.K10]=15;1;0);IF([.L10]=15;1;0);IF([.M10]=15;1;0);IF([.I10]=15;1;0))" office:value-type="float" office:value="0" calcext:value-type="float">
            <text:p>0</text:p>
          </table:table-cell>
          <table:table-cell table:style-name="Default"/>
          <table:table-cell table:formula="of:=IF([.O10]=5;[.#REF!10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1]*100)/[.F11]" office:value-type="string" office:string-value="" calcext:value-type="error">
            <text:p>#DIV/0!</text:p>
          </table:table-cell>
          <table:table-cell table:number-columns-repeated="5"/>
          <table:table-cell table:formula="of:=SUM(IF([.I11];1;0);IF([.J11];1;0);IF([.K11];1;0);IF([.L11];1;0);IF([.M11];1;0))" office:value-type="float" office:value="0" calcext:value-type="float">
            <text:p>0</text:p>
          </table:table-cell>
          <table:table-cell table:style-name="ce10" table:formula="of:=SUM(IF([.J11]=15;1;0);IF([.K11]=15;1;0);IF([.L11]=15;1;0);IF([.M11]=15;1;0);IF([.I11]=15;1;0))" office:value-type="float" office:value="0" calcext:value-type="float">
            <text:p>0</text:p>
          </table:table-cell>
          <table:table-cell table:style-name="Default"/>
          <table:table-cell table:formula="of:=IF([.O11]=5;[.#REF!11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2]*100)/[.F12]" office:value-type="string" office:string-value="" calcext:value-type="error">
            <text:p>#DIV/0!</text:p>
          </table:table-cell>
          <table:table-cell table:number-columns-repeated="5"/>
          <table:table-cell table:formula="of:=SUM(IF([.I12];1;0);IF([.J12];1;0);IF([.K12];1;0);IF([.L12];1;0);IF([.M12];1;0))" office:value-type="float" office:value="0" calcext:value-type="float">
            <text:p>0</text:p>
          </table:table-cell>
          <table:table-cell table:style-name="ce10" table:formula="of:=SUM(IF([.J12]=15;1;0);IF([.K12]=15;1;0);IF([.L12]=15;1;0);IF([.M12]=15;1;0);IF([.I12]=15;1;0))" office:value-type="float" office:value="0" calcext:value-type="float">
            <text:p>0</text:p>
          </table:table-cell>
          <table:table-cell table:style-name="Default"/>
          <table:table-cell table:formula="of:=IF([.O12]=5;[.#REF!12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3]*100)/[.F13]" office:value-type="string" office:string-value="" calcext:value-type="error">
            <text:p>#DIV/0!</text:p>
          </table:table-cell>
          <table:table-cell table:number-columns-repeated="5"/>
          <table:table-cell table:formula="of:=SUM(IF([.I13];1;0);IF([.J13];1;0);IF([.K13];1;0);IF([.L13];1;0);IF([.M13];1;0))" office:value-type="float" office:value="0" calcext:value-type="float">
            <text:p>0</text:p>
          </table:table-cell>
          <table:table-cell table:style-name="ce10" table:formula="of:=SUM(IF([.J13]=15;1;0);IF([.K13]=15;1;0);IF([.L13]=15;1;0);IF([.M13]=15;1;0);IF([.I13]=15;1;0))" office:value-type="float" office:value="0" calcext:value-type="float">
            <text:p>0</text:p>
          </table:table-cell>
          <table:table-cell table:style-name="Default"/>
          <table:table-cell table:formula="of:=IF([.O13]=5;[.#REF!13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number-columns-repeated="3"/>
          <table:table-cell table:style-name="ce2" table:formula="of:=([.G14]*100)/[.F14]" office:value-type="string" office:string-value="" calcext:value-type="error">
            <text:p>#DIV/0!</text:p>
          </table:table-cell>
          <table:table-cell table:number-columns-repeated="5"/>
          <table:table-cell table:formula="of:=SUM(IF([.I14];1;0);IF([.J14];1;0);IF([.K14];1;0);IF([.L14];1;0);IF([.M14];1;0))" office:value-type="float" office:value="0" calcext:value-type="float">
            <text:p>0</text:p>
          </table:table-cell>
          <table:table-cell table:style-name="ce10" table:formula="of:=SUM(IF([.J14]=15;1;0);IF([.K14]=15;1;0);IF([.L14]=15;1;0);IF([.M14]=15;1;0);IF([.I14]=15;1;0))" office:value-type="float" office:value="0" calcext:value-type="float">
            <text:p>0</text:p>
          </table:table-cell>
          <table:table-cell table:style-name="Default"/>
          <table:table-cell table:formula="of:=IF([.O14]=5;[.#REF!14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5]*100)/[.F15]" office:value-type="string" office:string-value="" calcext:value-type="error">
            <text:p>#DIV/0!</text:p>
          </table:table-cell>
          <table:table-cell table:number-columns-repeated="5"/>
          <table:table-cell table:formula="of:=SUM(IF([.I15];1;0);IF([.J15];1;0);IF([.K15];1;0);IF([.L15];1;0);IF([.M15];1;0))" office:value-type="float" office:value="0" calcext:value-type="float">
            <text:p>0</text:p>
          </table:table-cell>
          <table:table-cell table:style-name="ce10" table:formula="of:=SUM(IF([.J15]=15;1;0);IF([.K15]=15;1;0);IF([.L15]=15;1;0);IF([.M15]=15;1;0);IF([.I15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6]*100)/[.F16]" office:value-type="string" office:string-value="" calcext:value-type="error">
            <text:p>#DIV/0!</text:p>
          </table:table-cell>
          <table:table-cell table:number-columns-repeated="5"/>
          <table:table-cell table:formula="of:=SUM(IF([.I16];1;0);IF([.J16];1;0);IF([.K16];1;0);IF([.L16];1;0);IF([.M16];1;0))" office:value-type="float" office:value="0" calcext:value-type="float">
            <text:p>0</text:p>
          </table:table-cell>
          <table:table-cell table:style-name="ce10" table:formula="of:=SUM(IF([.J16]=15;1;0);IF([.K16]=15;1;0);IF([.L16]=15;1;0);IF([.M16]=15;1;0);IF([.I1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7]*100)/[.F17]" office:value-type="string" office:string-value="" calcext:value-type="error">
            <text:p>#DIV/0!</text:p>
          </table:table-cell>
          <table:table-cell table:number-columns-repeated="5"/>
          <table:table-cell table:formula="of:=SUM(IF([.I17];1;0);IF([.J17];1;0);IF([.K17];1;0);IF([.L17];1;0);IF([.M17];1;0))" office:value-type="float" office:value="0" calcext:value-type="float">
            <text:p>0</text:p>
          </table:table-cell>
          <table:table-cell table:style-name="ce10" table:formula="of:=SUM(IF([.J17]=15;1;0);IF([.K17]=15;1;0);IF([.L17]=15;1;0);IF([.M17]=15;1;0);IF([.I1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8]*100)/[.F18]" office:value-type="string" office:string-value="" calcext:value-type="error">
            <text:p>#DIV/0!</text:p>
          </table:table-cell>
          <table:table-cell table:number-columns-repeated="5"/>
          <table:table-cell table:formula="of:=SUM(IF([.I18];1;0);IF([.J18];1;0);IF([.K18];1;0);IF([.L18];1;0);IF([.M18];1;0))" office:value-type="float" office:value="0" calcext:value-type="float">
            <text:p>0</text:p>
          </table:table-cell>
          <table:table-cell table:style-name="ce10" table:formula="of:=SUM(IF([.J18]=15;1;0);IF([.K18]=15;1;0);IF([.L18]=15;1;0);IF([.M18]=15;1;0);IF([.I1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19]*100)/[.F19]" office:value-type="string" office:string-value="" calcext:value-type="error">
            <text:p>#DIV/0!</text:p>
          </table:table-cell>
          <table:table-cell table:number-columns-repeated="5"/>
          <table:table-cell table:formula="of:=SUM(IF([.I19];1;0);IF([.J19];1;0);IF([.K19];1;0);IF([.L19];1;0);IF([.M19];1;0))" office:value-type="float" office:value="0" calcext:value-type="float">
            <text:p>0</text:p>
          </table:table-cell>
          <table:table-cell table:style-name="ce10" table:formula="of:=SUM(IF([.J19]=15;1;0);IF([.K19]=15;1;0);IF([.L19]=15;1;0);IF([.M19]=15;1;0);IF([.I1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number-columns-repeated="3"/>
          <table:table-cell table:style-name="ce2" table:formula="of:=([.G20]*100)/[.F20]" office:value-type="string" office:string-value="" calcext:value-type="error">
            <text:p>#DIV/0!</text:p>
          </table:table-cell>
          <table:table-cell table:number-columns-repeated="5"/>
          <table:table-cell table:formula="of:=SUM(IF([.I20];1;0);IF([.J20];1;0);IF([.K20];1;0);IF([.L20];1;0);IF([.M20];1;0))" office:value-type="float" office:value="0" calcext:value-type="float">
            <text:p>0</text:p>
          </table:table-cell>
          <table:table-cell table:style-name="ce10" table:formula="of:=SUM(IF([.J20]=15;1;0);IF([.K20]=15;1;0);IF([.L20]=15;1;0);IF([.M20]=15;1;0);IF([.I2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1]*100)/[.F21]" office:value-type="string" office:string-value="" calcext:value-type="error">
            <text:p>#DIV/0!</text:p>
          </table:table-cell>
          <table:table-cell table:number-columns-repeated="5"/>
          <table:table-cell table:formula="of:=SUM(IF([.I21];1;0);IF([.J21];1;0);IF([.K21];1;0);IF([.L21];1;0);IF([.M21];1;0))" office:value-type="float" office:value="0" calcext:value-type="float">
            <text:p>0</text:p>
          </table:table-cell>
          <table:table-cell table:style-name="ce10" table:formula="of:=SUM(IF([.J21]=15;1;0);IF([.K21]=15;1;0);IF([.L21]=15;1;0);IF([.M21]=15;1;0);IF([.I21]=15;1;0))" office:value-type="float" office:value="0" calcext:value-type="float">
            <text:p>0</text:p>
          </table:table-cell>
          <table:table-cell/>
          <table:table-cell table:formula="of:=IF([.O21]=5;[.#REF!2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2]*100)/[.F22]" office:value-type="string" office:string-value="" calcext:value-type="error">
            <text:p>#DIV/0!</text:p>
          </table:table-cell>
          <table:table-cell table:number-columns-repeated="5"/>
          <table:table-cell table:formula="of:=SUM(IF([.I22];1;0);IF([.J22];1;0);IF([.K22];1;0);IF([.L22];1;0);IF([.M22];1;0))" office:value-type="float" office:value="0" calcext:value-type="float">
            <text:p>0</text:p>
          </table:table-cell>
          <table:table-cell table:style-name="ce10" table:formula="of:=SUM(IF([.J22]=15;1;0);IF([.K22]=15;1;0);IF([.L22]=15;1;0);IF([.M22]=15;1;0);IF([.I22]=15;1;0))" office:value-type="float" office:value="0" calcext:value-type="float">
            <text:p>0</text:p>
          </table:table-cell>
          <table:table-cell/>
          <table:table-cell table:formula="of:=IF([.O22]=5;[.#REF!2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3]*100)/[.F23]" office:value-type="string" office:string-value="" calcext:value-type="error">
            <text:p>#DIV/0!</text:p>
          </table:table-cell>
          <table:table-cell table:number-columns-repeated="5"/>
          <table:table-cell table:formula="of:=SUM(IF([.I23];1;0);IF([.J23];1;0);IF([.K23];1;0);IF([.L23];1;0);IF([.M23];1;0))" office:value-type="float" office:value="0" calcext:value-type="float">
            <text:p>0</text:p>
          </table:table-cell>
          <table:table-cell table:style-name="ce10" table:formula="of:=SUM(IF([.J23]=15;1;0);IF([.K23]=15;1;0);IF([.L23]=15;1;0);IF([.M23]=15;1;0);IF([.I23]=15;1;0))" office:value-type="float" office:value="0" calcext:value-type="float">
            <text:p>0</text:p>
          </table:table-cell>
          <table:table-cell/>
          <table:table-cell table:formula="of:=IF([.O23]=5;[.#REF!2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4]*100)/[.F24]" office:value-type="string" office:string-value="" calcext:value-type="error">
            <text:p>#DIV/0!</text:p>
          </table:table-cell>
          <table:table-cell table:number-columns-repeated="5"/>
          <table:table-cell table:formula="of:=SUM(IF([.I24];1;0);IF([.J24];1;0);IF([.K24];1;0);IF([.L24];1;0);IF([.M24];1;0))" office:value-type="float" office:value="0" calcext:value-type="float">
            <text:p>0</text:p>
          </table:table-cell>
          <table:table-cell table:style-name="ce10" table:formula="of:=SUM(IF([.J24]=15;1;0);IF([.K24]=15;1;0);IF([.L24]=15;1;0);IF([.M24]=15;1;0);IF([.I24]=15;1;0))" office:value-type="float" office:value="0" calcext:value-type="float">
            <text:p>0</text:p>
          </table:table-cell>
          <table:table-cell/>
          <table:table-cell table:formula="of:=IF([.O24]=5;[.#REF!2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5]*100)/[.F25]" office:value-type="string" office:string-value="" calcext:value-type="error">
            <text:p>#DIV/0!</text:p>
          </table:table-cell>
          <table:table-cell table:number-columns-repeated="5"/>
          <table:table-cell table:formula="of:=SUM(IF([.I25];1;0);IF([.J25];1;0);IF([.K25];1;0);IF([.L25];1;0);IF([.M25];1;0))" office:value-type="float" office:value="0" calcext:value-type="float">
            <text:p>0</text:p>
          </table:table-cell>
          <table:table-cell table:style-name="ce10" table:formula="of:=SUM(IF([.J25]=15;1;0);IF([.K25]=15;1;0);IF([.L25]=15;1;0);IF([.M25]=15;1;0);IF([.I25]=15;1;0))" office:value-type="float" office:value="0" calcext:value-type="float">
            <text:p>0</text:p>
          </table:table-cell>
          <table:table-cell/>
          <table:table-cell table:formula="of:=IF([.O25]=5;[.#REF!2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number-columns-repeated="3"/>
          <table:table-cell table:style-name="ce2" table:formula="of:=([.G26]*100)/[.F26]" office:value-type="string" office:string-value="" calcext:value-type="error">
            <text:p>#DIV/0!</text:p>
          </table:table-cell>
          <table:table-cell table:number-columns-repeated="5"/>
          <table:table-cell table:formula="of:=SUM(IF([.I26];1;0);IF([.J26];1;0);IF([.K26];1;0);IF([.L26];1;0);IF([.M26];1;0))" office:value-type="float" office:value="0" calcext:value-type="float">
            <text:p>0</text:p>
          </table:table-cell>
          <table:table-cell table:style-name="ce10" table:formula="of:=SUM(IF([.J26]=15;1;0);IF([.K26]=15;1;0);IF([.L26]=15;1;0);IF([.M26]=15;1;0);IF([.I26]=15;1;0))" office:value-type="float" office:value="0" calcext:value-type="float">
            <text:p>0</text:p>
          </table:table-cell>
          <table:table-cell/>
          <table:table-cell table:formula="of:=IF([.O26]=5;[.#REF!2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7]*100)/[.F27]" office:value-type="string" office:string-value="" calcext:value-type="error">
            <text:p>#DIV/0!</text:p>
          </table:table-cell>
          <table:table-cell table:number-columns-repeated="5"/>
          <table:table-cell table:formula="of:=SUM(IF([.I27];1;0);IF([.J27];1;0);IF([.K27];1;0);IF([.L27];1;0);IF([.M27];1;0))" office:value-type="float" office:value="0" calcext:value-type="float">
            <text:p>0</text:p>
          </table:table-cell>
          <table:table-cell table:style-name="ce10" table:formula="of:=SUM(IF([.J27]=15;1;0);IF([.K27]=15;1;0);IF([.L27]=15;1;0);IF([.M27]=15;1;0);IF([.I2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8]*100)/[.F28]" office:value-type="string" office:string-value="" calcext:value-type="error">
            <text:p>#DIV/0!</text:p>
          </table:table-cell>
          <table:table-cell table:number-columns-repeated="5"/>
          <table:table-cell table:formula="of:=SUM(IF([.I28];1;0);IF([.J28];1;0);IF([.K28];1;0);IF([.L28];1;0);IF([.M28];1;0))" office:value-type="float" office:value="0" calcext:value-type="float">
            <text:p>0</text:p>
          </table:table-cell>
          <table:table-cell table:style-name="ce10" table:formula="of:=SUM(IF([.J28]=15;1;0);IF([.K28]=15;1;0);IF([.L28]=15;1;0);IF([.M28]=15;1;0);IF([.I2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29]*100)/[.F29]" office:value-type="string" office:string-value="" calcext:value-type="error">
            <text:p>#DIV/0!</text:p>
          </table:table-cell>
          <table:table-cell table:number-columns-repeated="5"/>
          <table:table-cell table:formula="of:=SUM(IF([.I29];1;0);IF([.J29];1;0);IF([.K29];1;0);IF([.L29];1;0);IF([.M29];1;0))" office:value-type="float" office:value="0" calcext:value-type="float">
            <text:p>0</text:p>
          </table:table-cell>
          <table:table-cell table:style-name="ce10" table:formula="of:=SUM(IF([.J29]=15;1;0);IF([.K29]=15;1;0);IF([.L29]=15;1;0);IF([.M29]=15;1;0);IF([.I2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0]*100)/[.F30]" office:value-type="string" office:string-value="" calcext:value-type="error">
            <text:p>#DIV/0!</text:p>
          </table:table-cell>
          <table:table-cell table:number-columns-repeated="5"/>
          <table:table-cell table:formula="of:=SUM(IF([.I30];1;0);IF([.J30];1;0);IF([.K30];1;0);IF([.L30];1;0);IF([.M30];1;0))" office:value-type="float" office:value="0" calcext:value-type="float">
            <text:p>0</text:p>
          </table:table-cell>
          <table:table-cell table:style-name="ce10" table:formula="of:=SUM(IF([.J30]=15;1;0);IF([.K30]=15;1;0);IF([.L30]=15;1;0);IF([.M30]=15;1;0);IF([.I3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1]*100)/[.F31]" office:value-type="string" office:string-value="" calcext:value-type="error">
            <text:p>#DIV/0!</text:p>
          </table:table-cell>
          <table:table-cell table:number-columns-repeated="5"/>
          <table:table-cell table:formula="of:=SUM(IF([.I31];1;0);IF([.J31];1;0);IF([.K31];1;0);IF([.L31];1;0);IF([.M31];1;0))" office:value-type="float" office:value="0" calcext:value-type="float">
            <text:p>0</text:p>
          </table:table-cell>
          <table:table-cell table:style-name="ce10" table:formula="of:=SUM(IF([.J31]=15;1;0);IF([.K31]=15;1;0);IF([.L31]=15;1;0);IF([.M31]=15;1;0);IF([.I3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number-columns-repeated="3"/>
          <table:table-cell table:style-name="ce2" table:formula="of:=([.G32]*100)/[.F32]" office:value-type="string" office:string-value="" calcext:value-type="error">
            <text:p>#DIV/0!</text:p>
          </table:table-cell>
          <table:table-cell table:number-columns-repeated="5"/>
          <table:table-cell table:formula="of:=SUM(IF([.I32];1;0);IF([.J32];1;0);IF([.K32];1;0);IF([.L32];1;0);IF([.M32];1;0))" office:value-type="float" office:value="0" calcext:value-type="float">
            <text:p>0</text:p>
          </table:table-cell>
          <table:table-cell table:style-name="ce10" table:formula="of:=SUM(IF([.J32]=15;1;0);IF([.K32]=15;1;0);IF([.L32]=15;1;0);IF([.M32]=15;1;0);IF([.I3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3]*100)/[.F33]" office:value-type="string" office:string-value="" calcext:value-type="error">
            <text:p>#DIV/0!</text:p>
          </table:table-cell>
          <table:table-cell table:number-columns-repeated="5"/>
          <table:table-cell table:formula="of:=SUM(IF([.I33];1;0);IF([.J33];1;0);IF([.K33];1;0);IF([.L33];1;0);IF([.M33];1;0))" office:value-type="float" office:value="0" calcext:value-type="float">
            <text:p>0</text:p>
          </table:table-cell>
          <table:table-cell table:style-name="ce10" table:formula="of:=SUM(IF([.J33]=15;1;0);IF([.K33]=15;1;0);IF([.L33]=15;1;0);IF([.M33]=15;1;0);IF([.I33]=15;1;0))" office:value-type="float" office:value="0" calcext:value-type="float">
            <text:p>0</text:p>
          </table:table-cell>
          <table:table-cell/>
          <table:table-cell table:formula="of:=IF([.O33]=5;[.#REF!3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4]*100)/[.F34]" office:value-type="string" office:string-value="" calcext:value-type="error">
            <text:p>#DIV/0!</text:p>
          </table:table-cell>
          <table:table-cell table:number-columns-repeated="5"/>
          <table:table-cell table:formula="of:=SUM(IF([.I34];1;0);IF([.J34];1;0);IF([.K34];1;0);IF([.L34];1;0);IF([.M34];1;0))" office:value-type="float" office:value="0" calcext:value-type="float">
            <text:p>0</text:p>
          </table:table-cell>
          <table:table-cell table:style-name="ce10" table:formula="of:=SUM(IF([.J34]=15;1;0);IF([.K34]=15;1;0);IF([.L34]=15;1;0);IF([.M34]=15;1;0);IF([.I34]=15;1;0))" office:value-type="float" office:value="0" calcext:value-type="float">
            <text:p>0</text:p>
          </table:table-cell>
          <table:table-cell/>
          <table:table-cell table:formula="of:=IF([.O34]=5;[.#REF!3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5]*100)/[.F35]" office:value-type="string" office:string-value="" calcext:value-type="error">
            <text:p>#DIV/0!</text:p>
          </table:table-cell>
          <table:table-cell table:number-columns-repeated="5"/>
          <table:table-cell table:formula="of:=SUM(IF([.I35];1;0);IF([.J35];1;0);IF([.K35];1;0);IF([.L35];1;0);IF([.M35];1;0))" office:value-type="float" office:value="0" calcext:value-type="float">
            <text:p>0</text:p>
          </table:table-cell>
          <table:table-cell table:style-name="ce10" table:formula="of:=SUM(IF([.J35]=15;1;0);IF([.K35]=15;1;0);IF([.L35]=15;1;0);IF([.M35]=15;1;0);IF([.I35]=15;1;0))" office:value-type="float" office:value="0" calcext:value-type="float">
            <text:p>0</text:p>
          </table:table-cell>
          <table:table-cell/>
          <table:table-cell table:formula="of:=IF([.O35]=5;[.#REF!3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6]*100)/[.F36]" office:value-type="string" office:string-value="" calcext:value-type="error">
            <text:p>#DIV/0!</text:p>
          </table:table-cell>
          <table:table-cell table:number-columns-repeated="5"/>
          <table:table-cell table:formula="of:=SUM(IF([.I36];1;0);IF([.J36];1;0);IF([.K36];1;0);IF([.L36];1;0);IF([.M36];1;0))" office:value-type="float" office:value="0" calcext:value-type="float">
            <text:p>0</text:p>
          </table:table-cell>
          <table:table-cell table:style-name="ce10" table:formula="of:=SUM(IF([.J36]=15;1;0);IF([.K36]=15;1;0);IF([.L36]=15;1;0);IF([.M36]=15;1;0);IF([.I36]=15;1;0))" office:value-type="float" office:value="0" calcext:value-type="float">
            <text:p>0</text:p>
          </table:table-cell>
          <table:table-cell/>
          <table:table-cell table:formula="of:=IF([.O36]=5;[.#REF!3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7]*100)/[.F37]" office:value-type="string" office:string-value="" calcext:value-type="error">
            <text:p>#DIV/0!</text:p>
          </table:table-cell>
          <table:table-cell table:number-columns-repeated="5"/>
          <table:table-cell table:formula="of:=SUM(IF([.I37];1;0);IF([.J37];1;0);IF([.K37];1;0);IF([.L37];1;0);IF([.M37];1;0))" office:value-type="float" office:value="0" calcext:value-type="float">
            <text:p>0</text:p>
          </table:table-cell>
          <table:table-cell table:style-name="ce10" table:formula="of:=SUM(IF([.J37]=15;1;0);IF([.K37]=15;1;0);IF([.L37]=15;1;0);IF([.M37]=15;1;0);IF([.I37]=15;1;0))" office:value-type="float" office:value="0" calcext:value-type="float">
            <text:p>0</text:p>
          </table:table-cell>
          <table:table-cell/>
          <table:table-cell table:formula="of:=IF([.O37]=5;[.#REF!3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number-columns-repeated="3"/>
          <table:table-cell table:style-name="ce2" table:formula="of:=([.G38]*100)/[.F38]" office:value-type="string" office:string-value="" calcext:value-type="error">
            <text:p>#DIV/0!</text:p>
          </table:table-cell>
          <table:table-cell table:number-columns-repeated="5"/>
          <table:table-cell table:formula="of:=SUM(IF([.I38];1;0);IF([.J38];1;0);IF([.K38];1;0);IF([.L38];1;0);IF([.M38];1;0))" office:value-type="float" office:value="0" calcext:value-type="float">
            <text:p>0</text:p>
          </table:table-cell>
          <table:table-cell table:style-name="ce10" table:formula="of:=SUM(IF([.J38]=15;1;0);IF([.K38]=15;1;0);IF([.L38]=15;1;0);IF([.M38]=15;1;0);IF([.I38]=15;1;0))" office:value-type="float" office:value="0" calcext:value-type="float">
            <text:p>0</text:p>
          </table:table-cell>
          <table:table-cell/>
          <table:table-cell table:formula="of:=IF([.O38]=5;[.#REF!38];&quot;&quot;)">
            <text:p/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5"/>
          <table:table-cell table:number-columns-repeated="1008"/>
        </table:table-row>
        <table:table-row table:style-name="ro1" table:number-rows-repeated="1047629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5:48:01.73478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30T15:51:26.488442864</dc:date>
    <meta:editing-duration>PT8H17M19S</meta:editing-duration>
    <meta:editing-cycles>558</meta:editing-cycles>
    <meta:generator>LibreOffice/4.2.8.2$Linux_X86_64 LibreOffice_project/420m0$Build-2</meta:generator>
    <meta:document-statistic meta:table-count="1" meta:cell-count="282" meta:object-count="0"/>
    <meta:user-defined meta:name="qrichtext">1</meta:user-defined>
  </office:meta>
</office:document-meta>
</file>